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d185"/>
    </style:style>
    <style:style style:name="P2" style:family="paragraph" style:parent-style-name="Standard">
      <style:text-properties officeooo:rsid="0018d185" officeooo:paragraph-rsid="0018d185"/>
    </style:style>
    <style:style style:name="P3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officeooo:rsid="00126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6" text:name="py3o.i6"/>
      </text:user-field-decls>
      <text:p text:style-name="P3">Iterator with attribute and in-loop variable</text:p>
      <text:p text:style-name="P2"/>
      <text:p text:style-name="P1"><text:a xlink:type="simple" xlink:href="py3o://for=&quot;i6 in global_var.my6list&quot;"><text:span text:style-name="T3">for="i6 in global_var.my6list"</text:span></text:a></text:p>
      <text:p text:style-name="P1"><text:tab/><text:user-field-get text:name="py3o.i6">i6</text:user-field-get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4-12-01T11:02:35.143391793</dc:date>
    <dc:creator>Anael Lorimier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1" meta:character-count="81" meta:non-whitespace-character-count="73"/>
  </office:meta>
</office:document-meta>
</file>